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DB00006C6F000027706AAC1530DF99C943.svm" manifest:media-type="image/x-svm"/>
  <manifest:file-entry manifest:full-path="Pictures/100002000000051F000001DDFFDA6ED8A615613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6.909cm" svg:x="1.401cm" svg:y="2.2cm">
          <draw:image xlink:href="Pictures/200000DB00006C6F000027706AAC1530DF99C943.svm" xlink:type="simple" xlink:show="embed" xlink:actuate="onLoad" loext:mime-type="image/x-svm">
            <text:p/>
          </draw:image>
          <draw:image xlink:href="Pictures/100002000000051F000001DDFFDA6ED8A615613C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3T15:59:19.154000000</meta:creation-date>
    <dc:date>2020-05-13T16:01:39.504000000</dc:date>
    <meta:editing-duration>PT2M20S</meta:editing-duration>
    <meta:editing-cycles>1</meta:editing-cycles>
    <meta:document-statistic meta:object-count="1"/>
    <meta:generator>LibreOffice/6.3.2.2$Windows_X86_64 LibreOffice_project/98b30e735bda24bc04ab42594c85f7fd8be07b9c</meta:generator>
  </office:meta>
</office:document-meta>
</file>